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mu=</text:p>
          </table:table-cell>
          <table:table-cell table:formula="of:=AVERAGE([.B2:.B202])" office:value-type="float" office:value="302.042780748663" calcext:value-type="float">
            <text:p>302.0427807487</text:p>
          </table:table-cell>
          <table:table-cell/>
          <table:table-cell office:value-type="string" calcext:value-type="string">
            <text:p>mu=</text:p>
          </table:table-cell>
          <table:table-cell table:formula="of:=AVERAGE([.C2:.C202])" office:value-type="float" office:value="688.828877005348" calcext:value-type="float">
            <text:p>688.8288770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std. Dev=</text:p>
          </table:table-cell>
          <table:table-cell table:formula="of:=STDEV([.B2:.B202])" office:value-type="float" office:value="17.181143976898" calcext:value-type="float">
            <text:p>17.1811439769</text:p>
          </table:table-cell>
          <table:table-cell/>
          <table:table-cell office:value-type="string" calcext:value-type="string">
            <text:p>std. Dev=</text:p>
          </table:table-cell>
          <table:table-cell table:formula="of:=STDEV([.C2:.C202])" office:value-type="float" office:value="19.8308063896917" calcext:value-type="float">
            <text:p>19.8308063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sample mean, xbar=</text:p>
          </table:table-cell>
          <table:table-cell table:formula="of:=AVERAGE([.B2:.B52])" office:value-type="float" office:value="296.588235294118" calcext:value-type="float">
            <text:p>296.5882352941</text:p>
          </table:table-cell>
          <table:table-cell/>
          <table:table-cell office:value-type="string" calcext:value-type="string">
            <text:p>sample mean, xbar=</text:p>
          </table:table-cell>
          <table:table-cell table:formula="of:=AVERAGE([.C2:.C52])" office:value-type="float" office:value="688.529411764706" calcext:value-type="float">
            <text:p>688.5294117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sample std. Dev.</text:p>
          </table:table-cell>
          <table:table-cell table:formula="of:=STDEV([.B2:.B52])" office:value-type="float" office:value="15.5128030614563" calcext:value-type="float">
            <text:p>15.5128030615</text:p>
          </table:table-cell>
          <table:table-cell/>
          <table:table-cell office:value-type="string" calcext:value-type="string">
            <text:p>sample std. Dev.</text:p>
          </table:table-cell>
          <table:table-cell table:formula="of:=STDEV([.C2:.C52])" office:value-type="float" office:value="18.362301534586" calcext:value-type="float">
            <text:p>18.3623015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2.24487151983913" calcext:value-type="float">
            <text:p>-2.2448715198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0.10678027823293" calcext:value-type="float">
            <text:p>-0.1067802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308.301481032929" calcext:value-type="float">
            <text:p>308.3014810329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6.052789089157" calcext:value-type="float">
            <text:p>696.05278908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295.784080464397" calcext:value-type="float">
            <text:p>295.7840804644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1.604964921538" calcext:value-type="float">
            <text:p>681.60496492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" calcext:value-type="float">
            <text:p>28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629661097766148" calcext:value-type="float">
            <text:p>0.6296610978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89573856398918" calcext:value-type="float">
            <text:p>0.9895738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9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" calcext:value-type="float">
            <text:p>298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9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7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" calcext:value-type="float">
            <text:p>30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7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5" calcext:value-type="float">
            <text:p>30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5" calcext:value-type="float">
            <text:p>30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7" calcext:value-type="float">
            <text:p>31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1" calcext:value-type="float">
            <text:p>311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7" calcext:value-type="float">
            <text:p>2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3" calcext:value-type="float">
            <text:p>29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9" calcext:value-type="float">
            <text:p>30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5" calcext:value-type="float">
            <text:p>30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8" calcext:value-type="float">
            <text:p>30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1" calcext:value-type="float">
            <text:p>3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7" calcext:value-type="float">
            <text:p>297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1" calcext:value-type="float">
            <text:p>291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0" calcext:value-type="float">
            <text:p>290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6" calcext:value-type="float">
            <text:p>29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7" calcext:value-type="float">
            <text:p>267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8" calcext:value-type="float">
            <text:p>298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6" calcext:value-type="float">
            <text:p>26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7" calcext:value-type="float">
            <text:p>297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3" calcext:value-type="float">
            <text:p>28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4" calcext:value-type="float">
            <text:p>30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2" calcext:value-type="float">
            <text:p>2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5" calcext:value-type="float">
            <text:p>295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0" calcext:value-type="float">
            <text:p>29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6" calcext:value-type="float">
            <text:p>26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2" calcext:value-type="float">
            <text:p>282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1" calcext:value-type="float">
            <text:p>291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9" calcext:value-type="float">
            <text:p>289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7" calcext:value-type="float">
            <text:p>277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9" calcext:value-type="float">
            <text:p>2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0" calcext:value-type="float">
            <text:p>300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0" calcext:value-type="float">
            <text:p>300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4" calcext:value-type="float">
            <text:p>304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6" calcext:value-type="float">
            <text:p>266</text:p>
          </table:table-cell>
          <table:table-cell office:value-type="float" office:value="780" calcext:value-type="float">
            <text:p>78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1" calcext:value-type="float">
            <text:p>32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7" calcext:value-type="float">
            <text:p>31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3" calcext:value-type="float">
            <text:p>32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7" calcext:value-type="float">
            <text:p>31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2" calcext:value-type="float">
            <text:p>31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2" calcext:value-type="float">
            <text:p>33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3" calcext:value-type="float">
            <text:p>31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6" calcext:value-type="float">
            <text:p>28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4" calcext:value-type="float">
            <text:p>30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5" calcext:value-type="float">
            <text:p>28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2" calcext:value-type="float">
            <text:p>302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5" calcext:value-type="float">
            <text:p>34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4" calcext:value-type="float">
            <text:p>314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7" calcext:value-type="float">
            <text:p>32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6" calcext:value-type="float">
            <text:p>316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3" calcext:value-type="float">
            <text:p>30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9" calcext:value-type="float">
            <text:p>319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" calcext:value-type="float">
            <text:p>305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6" calcext:value-type="float">
            <text:p>316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8" calcext:value-type="float">
            <text:p>308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8" calcext:value-type="float">
            <text:p>308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2" calcext:value-type="float">
            <text:p>31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0" calcext:value-type="float">
            <text:p>320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2" calcext:value-type="float">
            <text:p>31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5" calcext:value-type="float">
            <text:p>29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8" calcext:value-type="float">
            <text:p>318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8" calcext:value-type="float">
            <text:p>31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1" calcext:value-type="float">
            <text:p>321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9" calcext:value-type="float">
            <text:p>319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9" calcext:value-type="float">
            <text:p>30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9" calcext:value-type="float">
            <text:p>319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7" calcext:value-type="float">
            <text:p>30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3" calcext:value-type="float">
            <text:p>33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9" calcext:value-type="float">
            <text:p>31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1" calcext:value-type="float">
            <text:p>31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" calcext:value-type="float">
            <text:p>316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2" calcext:value-type="float">
            <text:p>30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0" calcext:value-type="float">
            <text:p>320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3" calcext:value-type="float">
            <text:p>30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5" calcext:value-type="float">
            <text:p>285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6" calcext:value-type="float">
            <text:p>28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1" calcext:value-type="float">
            <text:p>29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3" calcext:value-type="float">
            <text:p>263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7" calcext:value-type="float">
            <text:p>33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1" calcext:value-type="float">
            <text:p>31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2" calcext:value-type="float">
            <text:p>302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1" calcext:value-type="float">
            <text:p>30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2" calcext:value-type="float">
            <text:p>29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3" calcext:value-type="float">
            <text:p>313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" calcext:value-type="float">
            <text:p>33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1" calcext:value-type="float">
            <text:p>321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6" calcext:value-type="float">
            <text:p>31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0" calcext:value-type="float">
            <text:p>31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4" calcext:value-type="float">
            <text:p>27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8" calcext:value-type="float">
            <text:p>318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6" calcext:value-type="float">
            <text:p>30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7" calcext:value-type="float">
            <text:p>29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5" calcext:value-type="float">
            <text:p>2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0" calcext:value-type="float">
            <text:p>310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7" calcext:value-type="float">
            <text:p>28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2" calcext:value-type="float">
            <text:p>31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5" calcext:value-type="float">
            <text:p>30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3" calcext:value-type="float">
            <text:p>313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7" calcext:value-type="float">
            <text:p>30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6" calcext:value-type="float">
            <text:p>3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8" calcext:value-type="float">
            <text:p>30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2" calcext:value-type="float">
            <text:p>322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9" calcext:value-type="float">
            <text:p>309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11" calcext:value-type="float">
            <text:p>31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5" calcext:value-type="float">
            <text:p>30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4" calcext:value-type="float">
            <text:p>304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8" calcext:value-type="float">
            <text:p>308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2" calcext:value-type="float">
            <text:p>29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5" calcext:value-type="float">
            <text:p>305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5" calcext:value-type="float">
            <text:p>31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6" calcext:value-type="float">
            <text:p>29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0" calcext:value-type="float">
            <text:p>320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8" calcext:value-type="float">
            <text:p>308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36" calcext:value-type="float">
            <text:p>33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9" calcext:value-type="float">
            <text:p>309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8" calcext:value-type="float">
            <text:p>32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21:32:24.2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09-28T21:33:39.124000000</dc:date>
    <meta:editing-duration>PT1H21M36S</meta:editing-duration>
    <meta:editing-cycles>7</meta:editing-cycles>
    <meta:generator>LibreOffice/4.3.1.2$Windows_x86 LibreOffice_project/958349dc3b25111dbca392fbc281a05559ef6848</meta:generator>
    <meta:document-statistic meta:table-count="1" meta:cell-count="632" meta:object-count="0"/>
  </office:meta>
</office:document-meta>
</file>